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20-10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2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2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9288" calcext:value-type="float">
            <text:p>10.55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624" calcext:value-type="float">
            <text:p>10.5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0304" calcext:value-type="float">
            <text:p>10.56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7256" calcext:value-type="float">
            <text:p>10.55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8432" calcext:value-type="float">
            <text:p>10.56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5892" calcext:value-type="float">
            <text:p>10.565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938" calcext:value-type="float">
            <text:p>10.5529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0558" calcext:value-type="float">
            <text:p>10.5605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5485217391" calcext:value-type="float">
            <text:p>10.56754852173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6248" calcext:value-type="float">
            <text:p>10.561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65492173913" calcext:value-type="float">
            <text:p>10.55654921739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21932903226" calcext:value-type="float">
            <text:p>10.592193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71264" calcext:value-type="float">
            <text:p>10.587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57734193548" calcext:value-type="float">
            <text:p>10.575773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90416" calcext:value-type="float">
            <text:p>10.56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76242580645" calcext:value-type="float">
            <text:p>10.537624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5303225806" calcext:value-type="float">
            <text:p>10.69553032258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54192" calcext:value-type="float">
            <text:p>10.745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8402580645" calcext:value-type="float">
            <text:p>10.741840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4240516129" calcext:value-type="float">
            <text:p>10.724240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54617142857" calcext:value-type="float">
            <text:p>10.7154617142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44082580645" calcext:value-type="float">
            <text:p>10.714408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20658064516" calcext:value-type="float">
            <text:p>10.752065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39897931035" calcext:value-type="float">
            <text:p>10.74398979310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04348387097" calcext:value-type="float">
            <text:p>10.730434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45632" calcext:value-type="float">
            <text:p>10.754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95672258065" calcext:value-type="float">
            <text:p>10.7695672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11981935484" calcext:value-type="float">
            <text:p>10.791198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46368" calcext:value-type="float">
            <text:p>10.784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95961290323" calcext:value-type="float">
            <text:p>10.779596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58992" calcext:value-type="float">
            <text:p>10.775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64498064516" calcext:value-type="float">
            <text:p>10.776449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3413333333" calcext:value-type="float">
            <text:p>10.774341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0704" calcext:value-type="float">
            <text:p>10.774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9105714286" calcext:value-type="float">
            <text:p>10.768910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67552" calcext:value-type="float">
            <text:p>10.766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3370322581" calcext:value-type="float">
            <text:p>10.771337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2312" calcext:value-type="float">
            <text:p>10.765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98621935484" calcext:value-type="float">
            <text:p>10.769862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3416774194" calcext:value-type="float">
            <text:p>10.759341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5376" calcext:value-type="float">
            <text:p>10.75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9865806452" calcext:value-type="float">
            <text:p>10.744986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69864" calcext:value-type="float">
            <text:p>10.736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38761290323" calcext:value-type="float">
            <text:p>10.733876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96957241379" calcext:value-type="float">
            <text:p>10.72969572413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46928" calcext:value-type="float">
            <text:p>10.724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97688888889" calcext:value-type="float">
            <text:p>10.70976888888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16693333333" calcext:value-type="float">
            <text:p>10.731669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4896" calcext:value-type="float">
            <text:p>10.72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6928" calcext:value-type="float">
            <text:p>10.72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9722" calcext:value-type="float">
            <text:p>10.7297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27795555556" calcext:value-type="float">
            <text:p>10.7527795555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32621538462" calcext:value-type="float">
            <text:p>10.74326215384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92328888889" calcext:value-type="float">
            <text:p>10.73923288888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90418461539" calcext:value-type="float">
            <text:p>10.73904184615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39271111111" calcext:value-type="float">
            <text:p>10.73392711111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1246" calcext:value-type="float">
            <text:p>10.7312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73795555556" calcext:value-type="float">
            <text:p>10.7273795555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04691428571" calcext:value-type="float">
            <text:p>10.72046914285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8808888889" calcext:value-type="float">
            <text:p>10.71688088888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753" calcext:value-type="float">
            <text:p>10.717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28168888889" calcext:value-type="float">
            <text:p>10.71281688888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4414285714" calcext:value-type="float">
            <text:p>10.7164414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59306666667" calcext:value-type="float">
            <text:p>10.705930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50449230769" calcext:value-type="float">
            <text:p>10.70504492307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1724444444" calcext:value-type="float">
            <text:p>10.7071724444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991" calcext:value-type="float">
            <text:p>10.709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243" calcext:value-type="float">
            <text:p>10.7072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1053" calcext:value-type="float">
            <text:p>10.7110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9496" calcext:value-type="float">
            <text:p>10.69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99953548387" calcext:value-type="float">
            <text:p>10.679995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604" calcext:value-type="float">
            <text:p>10.674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2926451613" calcext:value-type="float">
            <text:p>10.674292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444" calcext:value-type="float">
            <text:p>10.664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7479483871" calcext:value-type="float">
            <text:p>10.657479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47264516129" calcext:value-type="float">
            <text:p>10.654726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54448" calcext:value-type="float">
            <text:p>10.645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89254193548" calcext:value-type="float">
            <text:p>10.648925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4552" calcext:value-type="float">
            <text:p>10.652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90931612903" calcext:value-type="float">
            <text:p>10.639093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52488571429" calcext:value-type="float">
            <text:p>10.6452488571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74505806452" calcext:value-type="float">
            <text:p>10.647450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30895384615" calcext:value-type="float">
            <text:p>10.59308953846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22515555556" calcext:value-type="float">
            <text:p>10.5922515555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63571428571" calcext:value-type="float">
            <text:p>10.58635714285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26746666667" calcext:value-type="float">
            <text:p>10.562674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57226666667" calcext:value-type="float">
            <text:p>10.565722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80933333333" calcext:value-type="float">
            <text:p>10.568093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76624" calcext:value-type="float">
            <text:p>10.557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64214285714" calcext:value-type="float">
            <text:p>10.5564214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99653333333" calcext:value-type="float">
            <text:p>10.559965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08697142857" calcext:value-type="float">
            <text:p>10.5508697142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2664615385" calcext:value-type="float">
            <text:p>10.54326646153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09637142857" calcext:value-type="float">
            <text:p>10.5409637142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55710967742" calcext:value-type="float">
            <text:p>10.505571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51352" calcext:value-type="float">
            <text:p>10.505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8996129032" calcext:value-type="float">
            <text:p>10.503899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97936" calcext:value-type="float">
            <text:p>10.48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45300645161" calcext:value-type="float">
            <text:p>10.484530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87984516129" calcext:value-type="float">
            <text:p>10.468798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8704" calcext:value-type="float">
            <text:p>10.45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25752258065" calcext:value-type="float">
            <text:p>10.4525752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8488" calcext:value-type="float">
            <text:p>10.448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17597419355" calcext:value-type="float">
            <text:p>10.441759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04885714286" calcext:value-type="float">
            <text:p>10.440488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27140645161" calcext:value-type="float">
            <text:p>10.432714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07881290323" calcext:value-type="float">
            <text:p>10.410788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6688" calcext:value-type="float">
            <text:p>10.40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54498064516" calcext:value-type="float">
            <text:p>10.395449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9108" calcext:value-type="float">
            <text:p>10.389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65024516129" calcext:value-type="float">
            <text:p>10.386502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3159483871" calcext:value-type="float">
            <text:p>10.383159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23592" calcext:value-type="float">
            <text:p>10.392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48655483871" calcext:value-type="float">
            <text:p>10.464865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6344" calcext:value-type="float">
            <text:p>10.460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10309677419" calcext:value-type="float">
            <text:p>10.461030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1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61148387097" calcext:value-type="float">
            <text:p>10.456114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0806153846" calcext:value-type="float">
            <text:p>10.46308061538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4622222222" calcext:value-type="float">
            <text:p>10.45746222222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1230769231" calcext:value-type="float">
            <text:p>10.45112307692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0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9116363636" calcext:value-type="float">
            <text:p>10.4459116363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0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01244444444" calcext:value-type="float">
            <text:p>10.4501244444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84378461539" calcext:value-type="float">
            <text:p>10.47843784615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93049230769" calcext:value-type="float">
            <text:p>10.49930492307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0167" calcext:value-type="float">
            <text:p>10.4801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72822857143" calcext:value-type="float">
            <text:p>10.4772822857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0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37988571429" calcext:value-type="float">
            <text:p>10.4737988571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0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0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0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0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0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96277142857" calcext:value-type="float">
            <text:p>10.5196277142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0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116" calcext:value-type="float">
            <text:p>10.55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0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70597142857" calcext:value-type="float">
            <text:p>10.5470597142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0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7833846154" calcext:value-type="float">
            <text:p>10.54678338461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05484444445" calcext:value-type="float">
            <text:p>10.54054844444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41057142857" calcext:value-type="float">
            <text:p>10.5341057142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73875555556" calcext:value-type="float">
            <text:p>10.5373875555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28934285714" calcext:value-type="float">
            <text:p>10.5228934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0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11973333333" calcext:value-type="float">
            <text:p>10.511197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0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5493333333" calcext:value-type="float">
            <text:p>10.533549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06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72746666667" calcext:value-type="float">
            <text:p>10.537274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0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4533333333" calcext:value-type="float">
            <text:p>10.527453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80118709677" calcext:value-type="float">
            <text:p>10.468011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49016" calcext:value-type="float">
            <text:p>10.464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0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28990967742" calcext:value-type="float">
            <text:p>10.462899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0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5216" calcext:value-type="float">
            <text:p>10.472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0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26792258064" calcext:value-type="float">
            <text:p>10.522679225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0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03889032258" calcext:value-type="float">
            <text:p>10.510388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32632" calcext:value-type="float">
            <text:p>10.513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01922580645" calcext:value-type="float">
            <text:p>10.510192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0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9696" calcext:value-type="float">
            <text:p>10.500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7076129032" calcext:value-type="float">
            <text:p>10.491707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0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38137142857" calcext:value-type="float">
            <text:p>10.4838137142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0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84340645161" calcext:value-type="float">
            <text:p>10.478434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0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0002758621" calcext:value-type="float">
            <text:p>10.46000027586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0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07211428571" calcext:value-type="float">
            <text:p>10.45072114285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37092413793" calcext:value-type="float">
            <text:p>10.44370924137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0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15425454545" calcext:value-type="float">
            <text:p>10.47154254545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0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41472" calcext:value-type="float">
            <text:p>10.474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05864827586" calcext:value-type="float">
            <text:p>10.42058648275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655" calcext:value-type="float">
            <text:p>10.496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3107862069" calcext:value-type="float">
            <text:p>10.4931078620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0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8077241379" calcext:value-type="float">
            <text:p>10.48280772413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6336" calcext:value-type="float">
            <text:p>10.479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0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73911428571" calcext:value-type="float">
            <text:p>10.47739114285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0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1632" calcext:value-type="float">
            <text:p>10.47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0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4452" calcext:value-type="float">
            <text:p>10.474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0940173913" calcext:value-type="float">
            <text:p>10.4709401739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0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372" calcext:value-type="float">
            <text:p>10.46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0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7892173913" calcext:value-type="float">
            <text:p>10.4678921739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705" calcext:value-type="float">
            <text:p>10.4667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91104" calcext:value-type="float">
            <text:p>10.459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74416" calcext:value-type="float">
            <text:p>10.467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0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17088" calcext:value-type="float">
            <text:p>10.471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0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1744" calcext:value-type="float">
            <text:p>10.463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0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13456" calcext:value-type="float">
            <text:p>10.461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</text:p>
          </table:table-cell>
          <table:table-cell office:value-type="string" calcext:value-type="string">
            <text:p>200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17088" calcext:value-type="float">
            <text:p>10.471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38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991" meta:object-count="0"/>
    <meta:user-defined meta:name="AppVersion">3.0</meta:user-defined>
  </office:meta>
</office:document-meta>
</file>